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197cm" fo:margin-left="0.75cm" fo:margin-right="-0.15cm" table:align="margins" style:writing-mode="lr-tb" table:border-model="separating"/>
    </style:style>
    <style:style style:name="Таблица1.A" style:family="table-column">
      <style:table-column-properties style:column-width="0.162cm" style:rel-column-width="805*"/>
    </style:style>
    <style:style style:name="Таблица1.B" style:family="table-column">
      <style:table-column-properties style:column-width="0.065cm" style:rel-column-width="324*"/>
    </style:style>
    <style:style style:name="Таблица1.C" style:family="table-column">
      <style:table-column-properties style:column-width="0.529cm" style:rel-column-width="2627*"/>
    </style:style>
    <style:style style:name="Таблица1.D" style:family="table-column">
      <style:table-column-properties style:column-width="1.288cm" style:rel-column-width="6393*"/>
    </style:style>
    <style:style style:name="Таблица1.E" style:family="table-column">
      <style:table-column-properties style:column-width="0.328cm" style:rel-column-width="1628*"/>
    </style:style>
    <style:style style:name="Таблица1.F" style:family="table-column">
      <style:table-column-properties style:column-width="0.859cm" style:rel-column-width="4265*"/>
    </style:style>
    <style:style style:name="Таблица1.G" style:family="table-column">
      <style:table-column-properties style:column-width="0.924cm" style:rel-column-width="4589*"/>
    </style:style>
    <style:style style:name="Таблица1.H" style:family="table-column">
      <style:table-column-properties style:column-width="0.893cm" style:rel-column-width="4431*"/>
    </style:style>
    <style:style style:name="Таблица1.I" style:family="table-column">
      <style:table-column-properties style:column-width="0.129cm" style:rel-column-width="639*"/>
    </style:style>
    <style:style style:name="Таблица1.J" style:family="table-column">
      <style:table-column-properties style:column-width="2.704cm" style:rel-column-width="13425*"/>
    </style:style>
    <style:style style:name="Таблица1.K" style:family="table-column">
      <style:table-column-properties style:column-width="0.067cm" style:rel-column-width="332*"/>
    </style:style>
    <style:style style:name="Таблица1.L" style:family="table-column">
      <style:table-column-properties style:column-width="1.187cm" style:rel-column-width="5894*"/>
    </style:style>
    <style:style style:name="Таблица1.M" style:family="table-column">
      <style:table-column-properties style:column-width="1.517cm" style:rel-column-width="7531*"/>
    </style:style>
    <style:style style:name="Таблица1.N" style:family="table-column">
      <style:table-column-properties style:column-width="0.132cm" style:rel-column-width="656*"/>
    </style:style>
    <style:style style:name="Таблица1.O" style:family="table-column">
      <style:table-column-properties style:column-width="2.178cm" style:rel-column-width="10815*"/>
    </style:style>
    <style:style style:name="Таблица1.P" style:family="table-column">
      <style:table-column-properties style:column-width="0.099cm" style:rel-column-width="490*"/>
    </style:style>
    <style:style style:name="Таблица1.Q" style:family="table-column">
      <style:table-column-properties style:column-width="0.139cm" style:rel-column-width="691*"/>
    </style:style>
    <style:style style:name="Таблица1.1" style:family="table-row">
      <style:table-row-properties style:min-row-height="2.051cm" style:keep-together="true" fo:keep-together="auto"/>
    </style:style>
    <style:style style:name="Таблица1.A1" style:family="table-cell">
      <style:table-cell-properties fo:padding="0cm" fo:border-left="0.088cm solid #000000" fo:border-right="0.088cm solid #000000" fo:border-top="0.088cm solid #000000" fo:border-bottom="none"/>
    </style:style>
    <style:style style:name="Таблица1.2" style:family="table-row">
      <style:table-row-properties style:min-row-height="0.485cm" style:keep-together="true" fo:keep-together="auto"/>
    </style:style>
    <style:style style:name="Таблица1.A2" style:family="table-cell">
      <style:table-cell-properties fo:padding="0cm" fo:border-left="0.088cm solid #000000" fo:border-right="none" fo:border-top="none" fo:border-bottom="none"/>
    </style:style>
    <style:style style:name="Таблица1.J2" style:family="table-cell">
      <style:table-cell-properties fo:padding="0cm" fo:border="none"/>
    </style:style>
    <style:style style:name="Таблица1.L2" style:family="table-cell">
      <style:table-cell-properties fo:padding="0cm" fo:border-left="none" fo:border-right="0.088cm solid #000000" fo:border-top="none" fo:border-bottom="none"/>
    </style:style>
    <style:style style:name="Таблица1.3" style:family="table-row">
      <style:table-row-properties style:row-height="0.637cm" style:keep-together="true" fo:keep-together="auto"/>
    </style:style>
    <style:style style:name="Таблица1.J3" style:family="table-cell">
      <style:table-cell-properties style:vertical-align="middle" fo:padding="0.097cm" fo:border="none"/>
    </style:style>
    <style:style style:name="Таблица1.L3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N3" style:family="table-cell">
      <style:table-cell-properties style:vertical-align="middle" fo:padding="0cm" fo:border="none"/>
    </style:style>
    <style:style style:name="Таблица1.O3" style:family="table-cell">
      <style:table-cell-properties style:vertical-align="middle" fo:padding="0cm" fo:border-left="none" fo:border-right="0.088cm solid #000000" fo:border-top="none" fo:border-bottom="none"/>
    </style:style>
    <style:style style:name="Таблица1.4" style:family="table-row">
      <style:table-row-properties style:row-height="0.101cm" style:keep-together="true" fo:keep-together="auto"/>
    </style:style>
    <style:style style:name="Таблица1.A4" style:family="table-cell">
      <style:table-cell-properties fo:padding="0cm" fo:border-left="0.088cm solid #000000" fo:border-right="0.088cm solid #000000" fo:border-top="none" fo:border-bottom="none"/>
    </style:style>
    <style:style style:name="Таблица1.5" style:family="table-row">
      <style:table-row-properties style:min-row-height="0.739cm" style:keep-together="true" fo:keep-together="auto"/>
    </style:style>
    <style:style style:name="Таблица1.A5" style:family="table-cell">
      <style:table-cell-properties style:vertical-align="bottom" fo:padding="0cm" fo:border-left="0.088cm solid #000000" fo:border-right="none" fo:border-top="none" fo:border-bottom="none"/>
    </style:style>
    <style:style style:name="Таблица1.H5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1.Q5" style:family="table-cell">
      <style:table-cell-properties style:vertical-align="bottom" fo:padding="0cm" fo:border-left="none" fo:border-right="0.088cm solid #000000" fo:border-top="none" fo:border-bottom="none"/>
    </style:style>
    <style:style style:name="Таблица1.6" style:family="table-row">
      <style:table-row-properties style:min-row-height="0.601cm" style:keep-together="true" fo:keep-together="auto"/>
    </style:style>
    <style:style style:name="Таблица1.B6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7" style:family="table-row">
      <style:table-row-properties style:min-row-height="0.614cm" style:keep-together="true" fo:keep-together="auto"/>
    </style:style>
    <style:style style:name="Таблица1.8" style:family="table-row">
      <style:table-row-properties style:min-row-height="0.293cm" style:keep-together="true" fo:keep-together="auto"/>
    </style:style>
    <style:style style:name="Таблица1.B8" style:family="table-cell" style:data-style-name="N100">
      <style:table-cell-properties style:vertical-align="bottom" fo:padding="0.097cm" fo:border-left="none" fo:border-right="none" fo:border-top="none" fo:border-bottom="0.002cm solid #000000"/>
    </style:style>
    <style:style style:name="Таблица1.B9" style:family="table-cell">
      <style:table-cell-properties style:vertical-align="bottom" fo:padding="0cm" fo:border="none"/>
    </style:style>
    <style:style style:name="Таблица1.11" style:family="table-row">
      <style:table-row-properties style:min-row-height="0.503cm" style:keep-together="true" fo:keep-together="auto"/>
    </style:style>
    <style:style style:name="Таблица1.12" style:family="table-row">
      <style:table-row-properties style:min-row-height="0.413cm" style:keep-together="true" fo:keep-together="auto"/>
    </style:style>
    <style:style style:name="Таблица1.13" style:family="table-row">
      <style:table-row-properties style:min-row-height="0.397cm" style:keep-together="true" fo:keep-together="auto"/>
    </style:style>
    <style:style style:name="Таблица1.B13" style:family="table-cell">
      <style:table-cell-properties fo:padding="0.097cm" fo:border-left="none" fo:border-right="none" fo:border-top="none" fo:border-bottom="0.002cm solid #000000"/>
    </style:style>
    <style:style style:name="Таблица1.14" style:family="table-row">
      <style:table-row-properties style:min-row-height="0.534cm" style:keep-together="true" fo:keep-together="auto"/>
    </style:style>
    <style:style style:name="Таблица1.15" style:family="table-row">
      <style:table-row-properties style:min-row-height="0.265cm" style:keep-together="true" fo:keep-together="auto"/>
    </style:style>
    <style:style style:name="Таблица1.Q15" style:family="table-cell">
      <style:table-cell-properties fo:padding="0.097cm" fo:border-left="none" fo:border-right="0.088cm solid #000000" fo:border-top="none" fo:border-bottom="none"/>
    </style:style>
    <style:style style:name="Таблица1.17" style:family="table-row">
      <style:table-row-properties style:min-row-height="0.527cm" style:keep-together="true" fo:keep-together="auto"/>
    </style:style>
    <style:style style:name="Таблица1.18" style:family="table-row">
      <style:table-row-properties style:min-row-height="2.041cm" style:keep-together="true" fo:keep-together="auto"/>
    </style:style>
    <style:style style:name="Таблица1.19" style:family="table-row">
      <style:table-row-properties style:min-row-height="0.446cm" style:keep-together="true" fo:keep-together="auto"/>
    </style:style>
    <style:style style:name="Таблица1.20" style:family="table-row">
      <style:table-row-properties style:min-row-height="0.464cm" style:keep-together="true" fo:keep-together="auto"/>
    </style:style>
    <style:style style:name="Таблица1.A20" style:family="table-cell">
      <style:table-cell-properties style:vertical-align="bottom" fo:padding="0.097cm" fo:border-left="0.088cm solid #000000" fo:border-right="none" fo:border-top="none" fo:border-bottom="none"/>
    </style:style>
    <style:style style:name="Таблица1.21" style:family="table-row">
      <style:table-row-properties style:min-row-height="0.429cm" style:keep-together="true" fo:keep-together="auto"/>
    </style:style>
    <style:style style:name="Таблица1.22" style:family="table-row">
      <style:table-row-properties style:min-row-height="0.476cm" style:keep-together="true" fo:keep-together="auto"/>
    </style:style>
    <style:style style:name="Таблица1.A22" style:family="table-cell">
      <style:table-cell-properties style:vertical-align="" fo:padding="0.097cm" fo:border-left="0.088cm solid #000000" fo:border-right="none" fo:border-top="none" fo:border-bottom="none"/>
    </style:style>
    <style:style style:name="Таблица1.I22" style:family="table-cell">
      <style:table-cell-properties style:vertical-align="" fo:padding="0cm" fo:border="none"/>
    </style:style>
    <style:style style:name="Таблица1.23" style:family="table-row">
      <style:table-row-properties style:row-height="0.54cm" style:keep-together="true" fo:keep-together="auto"/>
    </style:style>
    <style:style style:name="Таблица1.24" style:family="table-row">
      <style:table-row-properties style:min-row-height="0.63cm" style:keep-together="true" fo:keep-together="auto"/>
    </style:style>
    <style:style style:name="Таблица1.25" style:family="table-row">
      <style:table-row-properties style:min-row-height="0.199cm" style:keep-together="true" fo:keep-together="auto"/>
    </style:style>
    <style:style style:name="Таблица1.A25" style:family="table-cell">
      <style:table-cell-properties fo:padding="0cm" fo:border-left="0.088cm solid #000000" fo:border-right="0.088cm solid #000000" fo:border-top="none" fo:border-bottom="0.088cm solid #000000"/>
    </style:style>
    <style:style style:name="Таблица2" style:family="table">
      <style:table-properties style:width="13.196cm" fo:margin-left="-0.049cm" fo:margin-right="0.651cm" table:align="margins" style:writing-mode="lr-tb"/>
    </style:style>
    <style:style style:name="Таблица2.A" style:family="table-column">
      <style:table-column-properties style:column-width="0.328cm" style:rel-column-width="1629*"/>
    </style:style>
    <style:style style:name="Таблица2.B" style:family="table-column">
      <style:table-column-properties style:column-width="7.237cm" style:rel-column-width="35943*"/>
    </style:style>
    <style:style style:name="Таблица2.C" style:family="table-column">
      <style:table-column-properties style:column-width="0.52cm" style:rel-column-width="2584*"/>
    </style:style>
    <style:style style:name="Таблица2.D" style:family="table-column">
      <style:table-column-properties style:column-width="1.221cm" style:rel-column-width="6062*"/>
    </style:style>
    <style:style style:name="Таблица2.E" style:family="table-column">
      <style:table-column-properties style:column-width="0.416cm" style:rel-column-width="2067*"/>
    </style:style>
    <style:style style:name="Таблица2.F" style:family="table-column">
      <style:table-column-properties style:column-width="1.722cm" style:rel-column-width="8549*"/>
    </style:style>
    <style:style style:name="Таблица2.G" style:family="table-column">
      <style:table-column-properties style:column-width="1.752cm" style:rel-column-width="8701*"/>
    </style:style>
    <style:style style:name="Таблица2.1" style:family="table-row">
      <style:table-row-properties style:min-row-height="0.792cm" style:keep-together="true" fo:keep-together="auto"/>
    </style:style>
    <style:style style:name="Таблица2.A1" style:family="table-cell">
      <style:table-cell-properties fo:background-color="transparent" style:border-line-width-left="0.035cm 0.035cm 0.035cm" style:border-line-width-right="0.035cm 0.035cm 0.035cm" style:border-line-width-top="0.035cm 0.035cm 0.035cm" fo:padding="0.097cm" fo:border-left="0.106cm double #000000" fo:border-right="0.106cm double #000000" fo:border-top="0.106cm double #000000" fo:border-bottom="none">
        <style:background-image/>
      </style:table-cell-properties>
    </style:style>
    <style:style style:name="Таблица2.2" style:family="table-row">
      <style:table-row-properties style:min-row-height="0.739cm" style:keep-together="true" fo:keep-together="auto"/>
    </style:style>
    <style:style style:name="Таблица2.A2" style:family="table-cell">
      <style:table-cell-properties style:border-line-width-left="0.035cm 0.035cm 0.035cm" fo:padding="0.097cm" fo:border-left="0.106cm double #000000" fo:border-right="none" fo:border-top="none" fo:border-bottom="none"/>
    </style:style>
    <style:style style:name="Таблица2.B2" style:family="table-cell">
      <style:table-cell-properties fo:padding="0.097cm" fo:border-left="none" fo:border-right="none" fo:border-top="none" fo:border-bottom="0.002cm solid #000000"/>
    </style:style>
    <style:style style:name="Таблица2.C2" style:family="table-cell">
      <style:table-cell-properties fo:padding="0.097cm" fo:border="none"/>
    </style:style>
    <style:style style:name="Таблица2.F2" style:family="table-cell">
      <style:table-cell-properties style:border-line-width-right="0.035cm 0.035cm 0.035cm" fo:padding="0.097cm" fo:border-left="none" fo:border-right="0.106cm double #000000" fo:border-top="none" fo:border-bottom="none"/>
    </style:style>
    <style:style style:name="Таблица2.F7" style:family="table-cell" style:data-style-name="N100">
      <style:table-cell-properties fo:padding="0.097cm" fo:border-left="none" fo:border-right="none" fo:border-top="none" fo:border-bottom="0.002cm solid #000000"/>
    </style:style>
    <style:style style:name="Таблица2.A8" style:family="table-cell">
      <style:table-cell-properties style:border-line-width-left="0.035cm 0.035cm 0.035cm" style:border-line-width-right="0.035cm 0.035cm 0.035cm" fo:padding="0.097cm" fo:border-left="0.106cm double #000000" fo:border-right="0.106cm double #000000" fo:border-top="none" fo:border-bottom="none"/>
    </style:style>
    <style:style style:name="Таблица2.A10" style:family="table-cell">
      <style:table-cell-properties style:border-line-width-left="0.035cm 0.035cm 0.035cm" style:border-line-width-right="0.035cm 0.035cm 0.035cm" style:border-line-width-bottom="0.035cm 0.035cm 0.035cm" fo:padding="0.097cm" fo:border-left="0.106cm double #000000" fo:border-right="0.106cm double #000000" fo:border-top="none" fo:border-bottom="0.106cm double #000000"/>
    </style:style>
    <style:style style:name="Таблица3" style:family="table">
      <style:table-properties style:width="13.197cm" fo:margin-left="0.67cm" fo:margin-right="-0.071cm" table:align="margins"/>
    </style:style>
    <style:style style:name="Таблица3.A" style:family="table-column">
      <style:table-column-properties style:column-width="2.353cm" style:rel-column-width="11682*"/>
    </style:style>
    <style:style style:name="Таблица3.B" style:family="table-column">
      <style:table-column-properties style:column-width="3.141cm" style:rel-column-width="15597*"/>
    </style:style>
    <style:style style:name="Таблица3.C" style:family="table-column">
      <style:table-column-properties style:column-width="2.33cm" style:rel-column-width="11569*"/>
    </style:style>
    <style:style style:name="Таблица3.D" style:family="table-column">
      <style:table-column-properties style:column-width="2.674cm" style:rel-column-width="13276*"/>
    </style:style>
    <style:style style:name="Таблица3.E" style:family="table-column">
      <style:table-column-properties style:column-width="2.701cm" style:rel-column-width="13411*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3.E1" style:family="table-cell">
      <style:table-cell-properties style:vertical-align="middle" fo:padding="0.097cm" fo:border="0.018cm solid #000000"/>
    </style:style>
    <style:style style:name="Таблица3.A2" style:family="table-cell">
      <style:table-cell-properties fo:padding="0.097cm" fo:border-left="0.018cm solid #000000" fo:border-right="none" fo:border-top="none" fo:border-bottom="0.018cm solid #000000"/>
    </style:style>
    <style:style style:name="Таблица3.E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end" style:justify-single-word="false"/>
      <style:text-properties fo:font-size="8pt" fo:font-style="italic" style:font-size-asian="8.39999961853027pt" style:font-style-asian="italic" style:font-size-complex="9.60000038146973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8pt" fo:language="en" fo:country="US" fo:font-style="italic" style:font-size-asian="6.84999990463257pt" style:font-style-asian="italic" style:font-size-complex="6.84999990463257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8pt" style:font-size-asian="8.39999961853027pt" style:font-size-complex="9.60000038146973pt"/>
    </style:style>
    <style:style style:name="P15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margin-left="0.009cm" fo:margin-right="0.009cm" fo:text-indent="0cm" style:auto-text-indent="false"/>
    </style:style>
    <style:style style:name="P30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P31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Table_20_Contents_20__28_user_29_">
      <style:paragraph-properties fo:margin-left="0cm" fo:margin-right="0cm" fo:text-align="center" style:justify-single-word="false" fo:text-indent="0cm" style:auto-text-indent="false" style:text-autospace="ideograph-alpha" style:vertical-align="auto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34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.6000003814697pt" style:font-size-complex="14.3999996185303pt"/>
    </style:style>
    <style:style style:name="T4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size-complex="12pt" style:font-style-complex="italic"/>
    </style:style>
    <style:style style:name="T5" style:family="text">
      <style:text-properties style:font-name="Times New Roman" fo:language="en" fo:country="US" fo:font-style="italic"/>
    </style:style>
    <style:style style:name="T6" style:family="text">
      <style:text-properties style:font-name="Times New Roman" fo:language="en" fo:country="US" fo:font-style="italic" style:font-name-asian="Times New Roman" style:font-name-complex="Times New Roman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2pt" style:font-size-asian="12.6000003814697pt" style:font-size-complex="14.3999996185303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.6000003814697pt" style:font-size-complex="14.399999618530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" fo:font-size="12pt" style:font-size-asian="12.6000003814697pt" style:font-size-complex="14.3999996185303pt"/>
    </style:style>
    <style:style style:name="T13" style:family="text">
      <style:text-properties style:text-position="sub 58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row table:style-name="Таблица1.1">
          <table:table-cell table:style-name="Таблица1.A1" table:number-columns-spanned="17" office:value-type="string">
            <text:p text:style-name="P2">ФГУ Тюменский центр стандартизации, метрологии и сертификации</text:p>
            <text:p text:style-name="P2">НИЖНЕВАРТОВСКИЙ ОТДЕЛ МЕТРОЛОГИИ</text:p>
            <text:p text:style-name="P14"/>
            <text:p text:style-name="P2">СВИДЕТЕЛЬСТВО О ПОВЕРКЕ №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Standard"/>
          </table:table-cell>
          <table:covered-table-cell/>
          <table:table-cell table:style-name="Таблица1.L2" table:number-columns-spanned="6" office:value-type="string">
            <text:p text:style-name="Standard">Действительно до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2" office:value-type="string">
            <text:p text:style-name="P5"/>
          </table:table-cell>
          <table:covered-table-cell/>
          <table:table-cell table:style-name="Таблица1.L3" table:number-columns-spanned="2" office:value-type="string">
            <text:p text:style-name="P5">24 июня</text:p>
          </table:table-cell>
          <table:covered-table-cell/>
          <table:table-cell table:style-name="Таблица1.N3" office:value-type="string">
            <text:p text:style-name="P2"/>
          </table:table-cell>
          <table:table-cell table:style-name="Таблица1.O3" table:number-columns-spanned="3" office:value-type="string">
            <text:p text:style-name="P19">2010 г.</text:p>
          </table:table-cell>
          <table:covered-table-cell/>
          <table:covered-table-cell/>
        </table:table-row>
        <table:table-row table:style-name="Таблица1.4">
          <table:table-cell table:style-name="Таблица1.A4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7" office:value-type="string">
            <text:p text:style-name="P22">Средство измерени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23">термопреобразователь сопротив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5" office:value-type="string">
            <text:p text:style-name="P17"/>
          </table:table-cell>
        </table:table-row>
        <table:table-row table:style-name="Таблица1.6">
          <table:table-cell table:style-name="Таблица1.A2" office:value-type="string">
            <text:p text:style-name="P4"/>
          </table:table-cell>
          <table:table-cell table:style-name="Таблица1.B6" table:number-columns-spanned="15" office:value-type="string">
            <text:p text:style-name="P24"><text:s text:c="48"/><text:span text:style-name="T9">Наименование, тип средства измерения</text:span></text:p>
            <text:p text:style-name="P25">ТСП Pt 100 класс 'A' с преобразователем измерительным 244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7">
          <table:table-cell table:style-name="Таблица1.A2" office:value-type="string">
            <text:p text:style-name="P4"/>
          </table:table-cell>
          <table:table-cell table:style-name="Таблица1.H5" table:number-columns-spanned="15" office:value-type="string">
            <text:p text:style-name="P32"><text:span text:style-name="T4">0÷50 °</text:span><text:span text:style-name="T5">С <text:s/>Iвых 4 </text:span><text:span text:style-name="T6">÷ 20 </text:span><text:span text:style-name="T5">м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8">
          <table:table-cell table:style-name="Таблица1.A2" table:number-rows-spanned="2" office:value-type="string">
            <text:p text:style-name="P17"><text:s text:c="3"/></text:p>
          </table:table-cell>
          <table:table-cell table:style-name="Таблица1.B8" table:number-columns-spanned="15" office:value-type="float" office:value="0">
            <text:p text:style-name="P4">3333333333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rows-spanned="2" office:value-type="string">
            <text:p text:style-name="P17"/>
          </table:table-cell>
        </table:table-row>
        <table:table-row table:style-name="Таблица1.8">
          <table:covered-table-cell/>
          <table:table-cell table:style-name="Таблица1.B9" table:number-columns-spanned="15" office:value-type="string">
            <text:p text:style-name="P13">Серия и номер клейма предыдущей поверки (если такие серия и номер имеютс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5" table:number-columns-spanned="8" office:value-type="string">
            <text:p text:style-name="Standard">Заводской номер (номер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8" office:value-type="string">
            <text:p text:style-name="P16">2222222222; 111111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16"/>
          </table:table-cell>
        </table:table-row>
        <table:table-row table:style-name="Таблица1.11">
          <table:table-cell table:style-name="Таблица1.A2" table:number-columns-spanned="6" office:value-type="string">
            <text:p text:style-name="P29">принадлежаще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17">ОАО "СН-МНГ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2" office:value-type="string">
            <text:p text:style-name="P2"/>
          </table:table-cell>
          <table:covered-table-cell/>
        </table:table-row>
        <table:table-row table:style-name="Таблица1.12">
          <table:table-cell table:style-name="Таблица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11" office:value-type="string">
            <text:p text:style-name="P10">наименование юридического (физического) лица, ИН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7">860500393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4">
          <table:table-cell table:style-name="Таблица1.A2" table:number-columns-spanned="9" office:value-type="string">
            <text:p text:style-name="Standard">поверено в соответствии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7" office:value-type="string">
            <text:p text:style-name="P20">МИ 2889-20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5">
          <table:table-cell table:style-name="Таблица1.A2" table:number-columns-spanned="2" office:value-type="string">
            <text:p text:style-name="P18"/>
          </table:table-cell>
          <table:covered-table-cell/>
          <table:table-cell table:style-name="Таблица1.B13" table:number-columns-spanned="14" office:value-type="string">
            <text:p text:style-name="P12">наименование и номер документа, на методику поверки <text:s text:c="5"/></text:p>
            <text:p text:style-name="P26">ГОСТ Р 8.624-2006; ГОСТ Р 8.625-20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15" office:value-type="string">
            <text:p text:style-name="P12"/>
          </table:table-cell>
        </table:table-row>
        <table:table-row table:style-name="Таблица1.15">
          <table:table-cell table:style-name="Таблица1.A2" office:value-type="string">
            <text:p text:style-name="Standard"/>
          </table:table-cell>
          <table:table-cell table:style-name="Таблица1.J2" table:number-columns-spanned="11" office:value-type="string">
            <text:p text:style-name="Standard">при следующих значениях влияющих фактор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4" office:value-type="string">
            <text:p text:style-name="P16">t воздуха=23 <text:span text:style-name="T7">°</text:span><text:span text:style-name="T2">С</text:span></text:p>
          </table:table-cell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7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2">приводят <text:s/>перечень влияющих</text:p>
            <text:p text:style-name="P17">атм. давление 95,3 кПа.; влажность 55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8">
          <table:table-cell table:style-name="Таблица1.A2" office:value-type="string">
            <text:p text:style-name="Standard"/>
          </table:table-cell>
          <table:table-cell table:style-name="Таблица1.J2" table:number-columns-spanned="15" office:value-type="string">
            <text:p text:style-name="P9">факторов, нормированных в документе на методику поверки, с указанием их значений </text:p>
            <text:p text:style-name="P11"><text:span text:style-name="T11"><text:s/>и на основании результатов первичной (периодической) поверки соответствует описанию типа и признано годным к применению</text:span> <text:s/><text:span text:style-name="T10">с погрешностью </text:span><text:span text:style-name="T12">±</text:span><text:span text:style-name="T3">0,2 </text:span><text:span text:style-name="T8">°</text:span><text:span text:style-name="T3">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9">
          <table:table-cell table:style-name="Таблица1.A4" table:number-columns-spanned="17" office:value-type="string">
            <text:p text:style-name="P28">Поверительное клей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table-cell table:style-name="Таблица1.A20" table:number-columns-spanned="2" office:value-type="string">
            <text:p text:style-name="Standard"/>
          </table:table-cell>
          <table:covered-table-cell/>
          <table:table-cell table:style-name="Таблица1.H5" table:number-columns-spanned="6" office:value-type="string">
            <text:p text:style-name="Standard">Начальник отде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9" office:value-type="string">
            <text:p text:style-name="P2"/>
          </table:table-cell>
          <table:table-cell table:style-name="Таблица1.H5" office:value-type="string">
            <text:p text:style-name="P2"/>
          </table:table-cell>
          <table:table-cell table:style-name="Таблица1.B9" office:value-type="string">
            <text:p text:style-name="P2"/>
          </table:table-cell>
          <table:table-cell table:style-name="Таблица1.H5" table:number-columns-spanned="5" office:value-type="string">
            <text:p text:style-name="P2">А. С. Кобзарь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1">
          <table:table-cell table:style-name="Таблица1.A2" table:number-columns-spanned="8" office:value-type="string">
            <text:p text:style-name="P10">должность руководителя подразде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2">
          <table:table-cell table:style-name="Таблица1.A22" table:number-columns-spanned="2" office:value-type="string">
            <text:p text:style-name="Standard"/>
          </table:table-cell>
          <table:covered-table-cell/>
          <table:table-cell table:style-name="Таблица1.B6" table:number-columns-spanned="6" office:value-type="string">
            <text:p text:style-name="Standard">Поверите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I22" office:value-type="string">
            <text:p text:style-name="Standard"/>
          </table:table-cell>
          <table:table-cell table:style-name="Таблица1.B6" office:value-type="string">
            <text:p text:style-name="Standard"/>
          </table:table-cell>
          <table:table-cell table:style-name="Таблица1.I22" office:value-type="string">
            <text:p text:style-name="Standard"/>
          </table:table-cell>
          <table:table-cell table:style-name="Таблица1.H5" table:number-columns-spanned="5" office:value-type="string">
            <text:p text:style-name="P17">Григорьева Н. В.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3">
          <table:table-cell table:style-name="Таблица1.A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4">
          <table:table-cell table:style-name="Таблица1.A2" table:number-columns-spanned="3" office:value-type="string">
            <text:p text:style-name="P6">“</text:p>
          </table:table-cell>
          <table:covered-table-cell/>
          <table:covered-table-cell/>
          <table:table-cell table:style-name="Таблица1.H5" office:value-type="string">
            <text:p text:style-name="P17">24</text:p>
          </table:table-cell>
          <table:table-cell table:style-name="Таблица1.B9" office:value-type="string">
            <text:p text:style-name="P3">”</text:p>
          </table:table-cell>
          <table:table-cell table:style-name="Таблица1.H5" table:number-columns-spanned="3" office:value-type="string">
            <text:p text:style-name="P17">июня</text:p>
          </table:table-cell>
          <table:covered-table-cell/>
          <table:covered-table-cell/>
          <table:table-cell table:style-name="Таблица1.B9" table:number-columns-spanned="6" office:value-type="string">
            <text:p text:style-name="Standard"><text:span text:style-name="T1">2009 <text:s/></text:span>г.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Таблица1.25">
          <table:table-cell table:style-name="Таблица1.A25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ext:soft-page-break/>
        <table:table-row table:style-name="Таблица2.1">
          <table:table-cell table:style-name="Таблица2.A1" table:number-columns-spanned="7" office:value-type="string">
            <text:p text:style-name="P21">Метрологические характеристики</text:p>
            <text:p text:style-name="P2"/>
            <text:p text:style-name="P2">(заполняются при наличии соответствующих требований</text:p>
            <text:p text:style-name="P2">в нормативном документе по поверке)</text:p>
            <text:p text:style-name="P2"/>
            <text:p text:style-name="P31">Эталон: калибратор температуры АТС-156В зав.№ 554001-00877 в комплекте с внешним платиновым термопреобразователем сопротивления углового типа STS100 A901 зав.№ 554488-02 фирмы AMETEK Denmark A/S, Дания. </text:p>
            <text:p text:style-name="P31">Пределы допускаемых погрешности</text:p>
            <text:list xml:id="list1490467773" text:style-name="L1">
              <text:list-item>
                <text:p text:style-name="P34">абсолютная по каналу измерения температуры с платиновым ТС углового типа <text:span text:style-name="T7">±</text:span><text:span text:style-name="T2">0,04</text:span><text:span text:style-name="T7">°</text:span><text:span text:style-name="T2">С</text:span></text:p>
              </text:list-item>
              <text:list-item>
                <text:p text:style-name="P34"><text:span text:style-name="T2">отно</text:span><text:span text:style-name="T15">сительная по каналу измерения сопротивления ±(0,005% от показ.+ 0,005% от верхнего предела диапазона)</text:span></text:p>
              </text:list-item>
              <text:list-item>
                <text:p text:style-name="P35">относительная по каналу измерения тока ± (0,010% от показания + 0,015% от верхнего предела диапазона)</text:p>
              </text:list-item>
            </text:list>
            <text:p text:style-name="P30"/>
            <text:p text:style-name="P2"><text:span text:style-name="T16">дата следующей поверки 19 июля 2009 г.</text:span><text:tab/><text:tab/><text:tab/><text:tab/><text:tab/><text:tab/><text:tab/><text:tab/><text:tab/><text:tab/></text:p>
            <text:p text:style-name="P2"><text:tab/><text:tab/><text:tab/><text:tab/></text:p>
            <text:p text:style-name="P2"><text:s text:c="6"/>R<text:span text:style-name="T13">0 </text:span>= 100.000 Ом<text:tab/><text:tab/><text:tab/></text:p>
            <text:p text:style-name="P2"><text:tab/>R<text:span text:style-name="T13">100 </text:span>= 138.509 Ом<text:tab/><text:tab/><text:tab/></text:p>
            <text:p text:style-name="P2"><text:tab/>R<text:span text:style-name="T13">0</text:span> ном = 100,000 Ом<text:tab/><text:tab/><text:tab/></text:p>
            <text:p text:style-name="P2"><text:tab/>R<text:span text:style-name="T13">100 </text:span>ном = 138,506 Ом<text:tab/><text:tab/></text:p>
            <text:p text:style-name="P2"><text:tab/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>Начальник отдела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0">должность руководителя подразделения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5">Поверитель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1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6">“</text:p>
          </table:table-cell>
          <table:table-cell table:style-name="Таблица2.B2" office:value-type="string">
            <text:p text:style-name="P2">24</text:p>
          </table:table-cell>
          <table:table-cell table:style-name="Таблица2.C2" office:value-type="string">
            <text:p text:style-name="P7">”</text:p>
          </table:table-cell>
          <table:table-cell table:style-name="Таблица2.F7" table:formula="ooow:&lt;Таблица1.D24&gt;" office:value-type="float" office:value="0">
            <text:p text:style-name="P17">июня</text:p>
          </table:table-cell>
          <table:table-cell table:style-name="Таблица2.F2" office:value-type="string">
            <text:p text:style-name="P2">2009 г.</text:p>
          </table:table-cell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0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7">Протокол №_______</text:p>
      <text:p text:style-name="P2"/>
      <text:p text:style-name="P2">поверки термопреобразователей сопротивления платиновых с унифицированным выходным сигналом модели 65-244<text:tab/></text:p>
      <text:p text:style-name="P2"><text:tab/><text:tab/></text:p>
      <text:p text:style-name="Standard"><text:tab/>Тип термопреобразователя:<text:tab/><text:tab/><text:tab/>Pt 100</text:p>
      <text:p text:style-name="Standard"><text:tab/>Заводской №<text:tab/><text:tab/><text:tab/><text:tab/><text:tab/><text:span text:style-name="T14">2222222222</text:span></text:p>
      <text:p text:style-name="Standard"><text:tab/>Тип преобразователя измерительного:<text:tab/>244</text:p>
      <text:p text:style-name="Standard"><text:tab/>Заводской №<text:tab/><text:tab/><text:tab/><text:tab/><text:tab/><text:span text:style-name="T14">11111111</text:span></text:p>
      <text:p text:style-name="Standard"><text:tab/>Принадлежит: <text:tab/><text:tab/><text:tab/><text:tab/>ОАО "СН-МНГ"</text:p>
      <text:p text:style-name="Standard"><text:tab/>Место проведения поверки: лаборатория "ИМС-Нижневартовск"<text:tab/><text:tab/><text:tab/><text:tab/><text:tab/><text:tab/><text:tab/><text:tab/><text:tab/><text:tab/><text:tab/><text:tab/></text:p>
      <text:p text:style-name="P2">Результаты измерений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">Поверяемая точка, °C</text:p>
          </table:table-cell>
          <table:table-cell table:style-name="Таблица3.A1" office:value-type="string">
            <text:p text:style-name="P2">Действительное значение температуры, °C</text:p>
          </table:table-cell>
          <table:table-cell table:style-name="Таблица3.A1" office:value-type="string">
            <text:p text:style-name="P2">выходной сигнал, мА</text:p>
          </table:table-cell>
          <table:table-cell table:style-name="Таблица3.A1" office:value-type="string">
            <text:p text:style-name="P2">Значение измеряемой температуры, °C</text:p>
          </table:table-cell>
          <table:table-cell table:style-name="Таблица3.E1" office:value-type="string">
            <text:p text:style-name="P2">Абсолютная погрешность, °C</text:p>
          </table:table-cell>
        </table:table-row>
        <table:table-row>
          <table:table-cell table:style-name="Таблица3.A2" office:value-type="string">
            <text:p text:style-name="P1">0</text:p>
          </table:table-cell>
          <table:table-cell table:style-name="Таблица3.A2" office:value-type="string">
            <text:p text:style-name="P1">0.00</text:p>
          </table:table-cell>
          <table:table-cell table:style-name="Таблица3.A2" office:value-type="string">
            <text:p text:style-name="P1">4.000</text:p>
          </table:table-cell>
          <table:table-cell table:style-name="Таблица3.A2" office:value-type="string">
            <text:p text:style-name="P1">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10</text:p>
          </table:table-cell>
          <table:table-cell table:style-name="Таблица3.A2" office:value-type="string">
            <text:p text:style-name="P1">10.00</text:p>
          </table:table-cell>
          <table:table-cell table:style-name="Таблица3.A2" office:value-type="string">
            <text:p text:style-name="P1">7.200</text:p>
          </table:table-cell>
          <table:table-cell table:style-name="Таблица3.A2" office:value-type="string">
            <text:p text:style-name="P1">1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20</text:p>
          </table:table-cell>
          <table:table-cell table:style-name="Таблица3.A2" office:value-type="string">
            <text:p text:style-name="P1">20.00</text:p>
          </table:table-cell>
          <table:table-cell table:style-name="Таблица3.A2" office:value-type="string">
            <text:p text:style-name="P1">10.400</text:p>
          </table:table-cell>
          <table:table-cell table:style-name="Таблица3.A2" office:value-type="string">
            <text:p text:style-name="P1">2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30</text:p>
          </table:table-cell>
          <table:table-cell table:style-name="Таблица3.A2" office:value-type="string">
            <text:p text:style-name="P1">30.00</text:p>
          </table:table-cell>
          <table:table-cell table:style-name="Таблица3.A2" office:value-type="string">
            <text:p text:style-name="P1">13.600</text:p>
          </table:table-cell>
          <table:table-cell table:style-name="Таблица3.A2" office:value-type="string">
            <text:p text:style-name="P1">30.00</text:p>
          </table:table-cell>
          <table:table-cell table:style-name="Таблица3.E2" office:value-type="string">
            <text:p text:style-name="P1">-0.00</text:p>
          </table:table-cell>
        </table:table-row>
        <table:table-row>
          <table:table-cell table:style-name="Таблица3.A2" office:value-type="string">
            <text:p text:style-name="P1">40</text:p>
          </table:table-cell>
          <table:table-cell table:style-name="Таблица3.A2" office:value-type="string">
            <text:p text:style-name="P1">40.00</text:p>
          </table:table-cell>
          <table:table-cell table:style-name="Таблица3.A2" office:value-type="string">
            <text:p text:style-name="P1">16.800</text:p>
          </table:table-cell>
          <table:table-cell table:style-name="Таблица3.A2" office:value-type="string">
            <text:p text:style-name="P1">4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50</text:p>
          </table:table-cell>
          <table:table-cell table:style-name="Таблица3.A2" office:value-type="string">
            <text:p text:style-name="P1">50.00</text:p>
          </table:table-cell>
          <table:table-cell table:style-name="Таблица3.A2" office:value-type="string">
            <text:p text:style-name="P1">20.000</text:p>
          </table:table-cell>
          <table:table-cell table:style-name="Таблица3.A2" office:value-type="string">
            <text:p text:style-name="P1">50.00</text:p>
          </table:table-cell>
          <table:table-cell table:style-name="Таблица3.E2" office:value-type="string">
            <text:p text:style-name="P1">0.00</text:p>
          </table:table-cell>
        </table:table-row>
      </table:table>
      <text:p text:style-name="Standard"><text:tab/></text:p>
      <text:p text:style-name="Standard"><text:tab/>Основная допустимая погрешность: <text:s/>±0,2 °C<text:tab/><text:tab/><text:tab/><text:tab/><text:tab/></text:p>
      <text:p text:style-name="Standard"/>
      <text:p text:style-name="Standard"><text:tab/>Поверитель:<text:tab/>_____________ Григорьева Н. В.<text:tab/></text:p>
      <text:p text:style-name="Standard"/>
      <text:p text:style-name="Standard"><text:tab/>Дата поверки: 24 <text:s/>июня 2009 г.<text:tab/><text:tab/><text:tab/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writing-mode="lr-tb" style:footnote-max-height="0cm">
        <style:columns fo:column-count="2" fo:column-gap="0cm">
          <style:column-sep style:width="0.035cm" style:color="#000000" style:height="100%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6-24T12:04:09</dc:date>
    <meta:print-date>2009-02-16T10:44:26</meta:print-date>
    <meta:editing-cycles>17</meta:editing-cycles>
    <meta:editing-duration>PT13H40M52S</meta:editing-duration>
    <meta:document-statistic meta:table-count="3" meta:image-count="0" meta:object-count="0" meta:page-count="2" meta:paragraph-count="119" meta:word-count="376" meta:character-count="2937"/>
    <meta:user-defined meta:name="Info 1"/>
    <meta:user-defined meta:name="Info 2"/>
    <meta:user-defined meta:name="Info 3"/>
    <meta:user-defined meta:name="Info 4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68" dlg:top="12" dlg:width="184" dlg:height="150" dlg:closeable="true" dlg:moveable="true">
  <dlg:styles>
    <dlg:style dlg:style-id="0" dlg:font-name="Courier New" dlg:font-height="10" dlg:font-stylename="Обычный" dlg:font-family="modern"/>
    <dlg:style dlg:style-id="1" dlg:font-name="Courier New" dlg:font-height="10" dlg:font-stylename="Обычный" dlg:font-family="modern"/>
    <dlg:style dlg:style-id="2" dlg:font-name="Courier New" dlg:font-height="10" dlg:font-stylename="Обычный" dlg:font-family="modern"/>
  </dlg:styles>
  <dlg:bulletinboard>
    <dlg:textfield dlg:id="TextField1" dlg:tab-index="0" dlg:left="86" dlg:top="5" dlg:width="89" dlg:height="14"/>
    <dlg:text dlg:style-id="0" dlg:id="Label1" dlg:tab-index="1" dlg:left="12" dlg:top="7" dlg:width="72" dlg:height="12" dlg:value="Принадлежит"/>
    <dlg:text dlg:style-id="1" dlg:id="Label2" dlg:tab-index="2" dlg:left="12" dlg:top="21" dlg:width="72" dlg:height="12" dlg:value="Тип"/>
    <dlg:text dlg:style-id="2" dlg:id="Label3" dlg:tab-index="3" dlg:left="12" dlg:top="35" dlg:width="72" dlg:height="12" dlg:value="Зав. №"/>
    <dlg:textfield dlg:id="TextField2" dlg:tab-index="4" dlg:left="86" dlg:top="19" dlg:width="89" dlg:height="14"/>
    <dlg:textfield dlg:id="TextField3" dlg:tab-index="5" dlg:left="86" dlg:top="33" dlg:width="89" dlg:height="14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